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36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d35a1" officeooo:paragraph-rsid="001d35a1"/>
    </style:style>
    <style:style style:name="P2" style:family="paragraph" style:parent-style-name="Standard">
      <style:paragraph-properties fo:text-align="justify" style:justify-single-word="false"/>
      <style:text-properties officeooo:rsid="0021b7f0" officeooo:paragraph-rsid="00226482"/>
    </style:style>
    <style:style style:name="P3" style:family="paragraph" style:parent-style-name="Standard">
      <style:paragraph-properties fo:text-align="justify" style:justify-single-word="false"/>
      <style:text-properties officeooo:rsid="00238b7b" officeooo:paragraph-rsid="00238b7b"/>
    </style:style>
    <style:style style:name="P4" style:family="paragraph" style:parent-style-name="Standard">
      <style:paragraph-properties fo:text-align="justify" style:justify-single-word="false"/>
      <style:text-properties officeooo:rsid="002582c3" officeooo:paragraph-rsid="002582c3"/>
    </style:style>
    <style:style style:name="P5" style:family="paragraph" style:parent-style-name="Standard">
      <style:paragraph-properties fo:text-align="justify" style:justify-single-word="false"/>
      <style:text-properties officeooo:rsid="0025efd6" officeooo:paragraph-rsid="0025efd6"/>
    </style:style>
    <style:style style:name="P6" style:family="paragraph" style:parent-style-name="Standard">
      <style:paragraph-properties fo:text-align="justify" style:justify-single-word="false"/>
      <style:text-properties officeooo:rsid="002c4766" officeooo:paragraph-rsid="002c4766"/>
    </style:style>
    <style:style style:name="P7" style:family="paragraph" style:parent-style-name="Standard">
      <style:paragraph-properties fo:text-align="justify" style:justify-single-word="false"/>
      <style:text-properties officeooo:rsid="002d8e66" officeooo:paragraph-rsid="002d8e66"/>
    </style:style>
    <style:style style:name="P8" style:family="paragraph" style:parent-style-name="Standard">
      <style:paragraph-properties fo:text-align="justify" style:justify-single-word="false"/>
      <style:text-properties officeooo:rsid="002d8e66" officeooo:paragraph-rsid="0037220d"/>
    </style:style>
    <style:style style:name="P9" style:family="paragraph" style:parent-style-name="Text_20_body">
      <style:text-properties officeooo:rsid="001d35a1" officeooo:paragraph-rsid="001d35a1"/>
    </style:style>
    <style:style style:name="P10" style:family="paragraph" style:parent-style-name="Table_20_Contents">
      <style:text-properties fo:font-weight="bold" officeooo:rsid="001b2010" officeooo:paragraph-rsid="001b2010" style:font-weight-asian="bold" style:font-weight-complex="bold"/>
    </style:style>
    <style:style style:name="P11" style:family="paragraph" style:parent-style-name="Table_20_Contents">
      <style:text-properties fo:font-weight="bold" officeooo:rsid="001b5186" officeooo:paragraph-rsid="001b5186" style:font-weight-asian="bold" style:font-weight-complex="bold"/>
    </style:style>
    <style:style style:name="P12" style:family="paragraph" style:parent-style-name="Table_20_Contents">
      <style:text-properties officeooo:rsid="001b5186" officeooo:paragraph-rsid="001b5186"/>
    </style:style>
    <style:style style:name="P13" style:family="paragraph" style:parent-style-name="Table_20_Contents">
      <style:text-properties officeooo:rsid="001b5186" officeooo:paragraph-rsid="001cfa9a"/>
    </style:style>
    <style:style style:name="P14" style:family="paragraph" style:parent-style-name="Table_20_Contents">
      <style:text-properties officeooo:rsid="001b5186" officeooo:paragraph-rsid="00209913"/>
    </style:style>
    <style:style style:name="P15" style:family="paragraph" style:parent-style-name="Table_20_Contents">
      <style:text-properties officeooo:rsid="001b5186" officeooo:paragraph-rsid="00217306"/>
    </style:style>
    <style:style style:name="P16" style:family="paragraph" style:parent-style-name="Table_20_Contents">
      <style:text-properties officeooo:rsid="001cb1be" officeooo:paragraph-rsid="001cb1be"/>
    </style:style>
    <style:style style:name="P17" style:family="paragraph" style:parent-style-name="Table_20_Contents">
      <style:text-properties officeooo:rsid="001cb1be" officeooo:paragraph-rsid="00217306"/>
    </style:style>
    <style:style style:name="P18" style:family="paragraph" style:parent-style-name="Table_20_Contents">
      <style:text-properties officeooo:paragraph-rsid="001b5186"/>
    </style:style>
    <style:style style:name="P19" style:family="paragraph" style:parent-style-name="Table_20_Contents">
      <style:text-properties officeooo:rsid="001cfa9a" officeooo:paragraph-rsid="001cfa9a"/>
    </style:style>
    <style:style style:name="P20" style:family="paragraph" style:parent-style-name="Table_20_Contents">
      <style:text-properties officeooo:rsid="001cfa9a" officeooo:paragraph-rsid="00217306"/>
    </style:style>
    <style:style style:name="P21" style:family="paragraph" style:parent-style-name="Table_20_Contents">
      <style:text-properties officeooo:rsid="001ebd2b" officeooo:paragraph-rsid="001ebd2b"/>
    </style:style>
    <style:style style:name="P22" style:family="paragraph" style:parent-style-name="Table_20_Contents">
      <style:text-properties officeooo:rsid="00217306" officeooo:paragraph-rsid="00217306"/>
    </style:style>
    <style:style style:name="T1" style:family="text">
      <style:text-properties officeooo:rsid="001b5186"/>
    </style:style>
    <style:style style:name="T2" style:family="text">
      <style:text-properties officeooo:rsid="001cfa9a"/>
    </style:style>
    <style:style style:name="T3" style:family="text">
      <style:text-properties officeooo:rsid="00226482"/>
    </style:style>
    <style:style style:name="T4" style:family="text">
      <style:text-properties officeooo:rsid="002582c3"/>
    </style:style>
    <style:style style:name="T5" style:family="text">
      <style:text-properties officeooo:rsid="002638fd"/>
    </style:style>
    <style:style style:name="T6" style:family="text">
      <style:text-properties officeooo:rsid="00283b4a"/>
    </style:style>
    <style:style style:name="T7" style:family="text">
      <style:text-properties officeooo:rsid="00287c60"/>
    </style:style>
    <style:style style:name="T8" style:family="text">
      <style:text-properties officeooo:rsid="0029dd3e"/>
    </style:style>
    <style:style style:name="T9" style:family="text">
      <style:text-properties officeooo:rsid="002a457b"/>
    </style:style>
    <style:style style:name="T10" style:family="text">
      <style:text-properties officeooo:rsid="002c4766"/>
    </style:style>
    <style:style style:name="T11" style:family="text">
      <style:text-properties officeooo:rsid="002fa16f"/>
    </style:style>
    <style:style style:name="T12" style:family="text">
      <style:text-properties officeooo:rsid="00316c9e"/>
    </style:style>
    <style:style style:name="T13" style:family="text">
      <style:text-properties officeooo:rsid="0034ea76"/>
    </style:style>
    <style:style style:name="T14" style:family="text">
      <style:text-properties officeooo:rsid="0038e332"/>
    </style:style>
    <style:style style:name="T15" style:family="text">
      <style:text-properties officeooo:rsid="003b17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p>
      <table:table table:name="Table1" table:style-name="Table1">
        <table:table-column table:style-name="Table1.A" table:number-columns-repeated="4"/>
        <table:table-row>
          <table:table-cell table:style-name="Table1.A1" office:value-type="string">
            <text:p text:style-name="P10">Test case number</text:p>
          </table:table-cell>
          <table:table-cell table:style-name="Table1.A1" office:value-type="string">
            <text:p text:style-name="P10">Input x (<text:span text:style-name="T1">height, cm)</text:span></text:p>
          </table:table-cell>
          <table:table-cell table:style-name="Table1.A1" office:value-type="string">
            <text:p text:style-name="P11">Input y (weight, kg)</text:p>
          </table:table-cell>
          <table:table-cell table:style-name="Table1.D1" office:value-type="string">
            <text:p text:style-name="P11">Expected result (next page content)</text:p>
          </table:table-cell>
        </table:table-row>
        <table:table-row>
          <table:table-cell table:style-name="Table1.A2" office:value-type="string">
            <text:p text:style-name="P12">1</text:p>
          </table:table-cell>
          <table:table-cell table:style-name="Table1.A2" office:value-type="string">
            <text:p text:style-name="P12">150 <text:span text:style-name="T2">&lt; x &lt; </text:span>210</text:p>
          </table:table-cell>
          <table:table-cell table:style-name="Table1.A2" office:value-type="string">
            <text:p text:style-name="P12">40 <text:span text:style-name="T2">&lt; y &lt; </text:span>130</text:p>
          </table:table-cell>
          <table:table-cell table:style-name="Table1.D2" office:value-type="string">
            <text:p text:style-name="P18"><text:span text:style-name="T1">Your BMI index is [9,5 – 43,3], more info at </text:span>: https://fi.wikipedia.org/wiki/Painoindeksi</text:p>
          </table:table-cell>
        </table:table-row>
        <table:table-row>
          <table:table-cell table:style-name="Table1.A2" office:value-type="string">
            <text:p text:style-name="P12">2</text:p>
          </table:table-cell>
          <table:table-cell table:style-name="Table1.A2" office:value-type="string">
            <text:p text:style-name="P16">150 &gt; x &gt; 210</text:p>
          </table:table-cell>
          <table:table-cell table:style-name="Table1.A2" office:value-type="string">
            <text:p text:style-name="P13">40 <text:span text:style-name="T2">&lt; y &lt; </text:span>130</text:p>
          </table:table-cell>
          <table:table-cell table:style-name="Table1.D2" office:value-type="string">
            <text:p text:style-name="P16">Result be cannot be calculated, height must be in range 150-210 and weight in range 40-130</text:p>
          </table:table-cell>
        </table:table-row>
        <table:table-row>
          <table:table-cell table:style-name="Table1.A2" office:value-type="string">
            <text:p text:style-name="P12">3</text:p>
          </table:table-cell>
          <table:table-cell table:style-name="Table1.A2" office:value-type="string">
            <text:p text:style-name="P21">whatisthis</text:p>
          </table:table-cell>
          <table:table-cell table:style-name="Table1.A2" office:value-type="string">
            <text:p text:style-name="P14">40 <text:span text:style-name="T2">&lt; y &lt; </text:span>130</text:p>
          </table:table-cell>
          <table:table-cell table:style-name="Table1.D2" office:value-type="string">
            <text:p text:style-name="P19">Both inputs must be integers!</text:p>
          </table:table-cell>
        </table:table-row>
        <table:table-row>
          <table:table-cell table:style-name="Table1.A2" office:value-type="string">
            <text:p text:style-name="P22">4</text:p>
          </table:table-cell>
          <table:table-cell table:style-name="Table1.A2" office:value-type="string">
            <text:p text:style-name="P15">150 <text:span text:style-name="T2">&lt; x &lt; </text:span>210</text:p>
          </table:table-cell>
          <table:table-cell table:style-name="Table1.A2" office:value-type="string">
            <text:p text:style-name="P22">40 &gt; y &gt; 130</text:p>
          </table:table-cell>
          <table:table-cell table:style-name="Table1.D2" office:value-type="string">
            <text:p text:style-name="P17">Result be cannot be calculated, height must be in range 150-210 and weight in range 40-130</text:p>
          </table:table-cell>
        </table:table-row>
        <table:table-row>
          <table:table-cell table:style-name="Table1.A2" office:value-type="string">
            <text:p text:style-name="P22">5</text:p>
          </table:table-cell>
          <table:table-cell table:style-name="Table1.A2" office:value-type="string">
            <text:p text:style-name="P15">150 <text:span text:style-name="T2">&lt; x &lt; </text:span>210</text:p>
          </table:table-cell>
          <table:table-cell table:style-name="Table1.A2" office:value-type="string">
            <text:p text:style-name="P22">whatisthis</text:p>
          </table:table-cell>
          <table:table-cell table:style-name="Table1.D2" office:value-type="string">
            <text:p text:style-name="P20">Both inputs must be integers!</text:p>
          </table:table-cell>
        </table:table-row>
      </table:table>
      <text:p text:style-name="Standard"/>
      <text:p text:style-name="P1">2.</text:p>
      <text:p text:style-name="P1"/>
      <text:p text:style-name="P1">- <text:span text:style-name="T3">Testiympäristön pystyttäminen usein helpompaa kuin oikean tuotteen ympäristön. CIssä integraatiota tehdään niin usein, että oikean ympäristön käyttäminen voisi aiheuttaa hankaluuksia</text:span></text:p>
      <text:p text:style-name="P2">- Auttaa välttämään tilannetta, jossa kehittäjän tekemä koodi päätyy rikkomaan toisen kehittäjän tuotoset.</text:p>
      <text:p text:style-name="P2"><text:span text:style-name="T3">- Laadun jatkuva hallinta vähentää siihen tarvittavaa aikaa projektin lopussa.</text:span></text:p>
      <text:p text:style-name="P2"/>
      <text:p text:style-name="P3">3.</text:p>
      <text:p text:style-name="P3"/>
      <text:p text:style-name="P3"><text:span text:style-name="T4">a) Raportin mukaan suurimmalla osalla testauksen osuus budjetista vaihtelee välillä 11-40%</text:span></text:p>
      <text:p text:style-name="P3"/>
      <text:p text:style-name="P4">b) <text:tab/>- <text:span text:style-name="T5">system tests: 71,3%</text:span></text:p>
      <text:p text:style-name="P4"><text:tab/>- <text:span text:style-name="T5">integration tests: 48,7%</text:span></text:p>
      <text:p text:style-name="P4"><text:tab/>- <text:span text:style-name="T5">user acceptance tests: 44%</text:span></text:p>
      <text:p text:style-name="P4">- <text:span text:style-name="T5">unit / component tests 24,1%</text:span></text:p>
      <text:p text:style-name="P4"/>
      <text:p text:style-name="P5">c) <text:span text:style-name="T6">Ketterät menetelmät</text:span></text:p>
      <text:p text:style-name="P5"/>
      <text:p text:style-name="P5">4.</text:p>
      <text:p text:style-name="P5"/>
      <text:p text:style-name="P5">a) <text:tab/>- <text:span text:style-name="T7">bugien löytäminen</text:span></text:p>
      <text:p text:style-name="P5"><text:tab/>- <text:span text:style-name="T7">järjestelmän toimivuuden osoittaminen</text:span></text:p>
      <text:p text:style-name="P5"><text:tab/>- <text:span text:style-name="T7">itseluottamiksen saaminen</text:span></text:p>
      <text:p text:style-name="P5"><text:tab/>- <text:span text:style-name="T7">käyttäjäkokemuksen arviointi</text:span></text:p>
      <text:p text:style-name="P5"><text:tab/>- <text:span text:style-name="T7">sääntöjen noudattaminen</text:span></text:p>
      <text:p text:style-name="P5"><text:tab/>- <text:span text:style-name="T7">asiakkaiden etujen ajaminen</text:span></text:p>
      <text:p text:style-name="P5"><text:soft-page-break/>b) <text:tab/>-<text:span text:style-name="T8">vaatimusten testauksen kattavuus</text:span></text:p>
      <text:p text:style-name="P5"><text:tab/>- <text:span text:style-name="T8">asetettujen aikarajojen saavuttaminen</text:span></text:p>
      <text:p text:style-name="P5"><text:tab/>- <text:span text:style-name="T8">riskien testauksen kattavuus</text:span></text:p>
      <text:p text:style-name="P5"><text:tab/>- <text:span text:style-name="T8">käyttäjätarinoiden kattavuus</text:span></text:p>
      <text:p text:style-name="P5"><text:tab/>- <text:span text:style-name="T9">häiriöiden korjauskattavuus</text:span></text:p>
      <text:p text:style-name="P5"><text:tab/>- <text:span text:style-name="T9">budjetti</text:span></text:p>
      <text:p text:style-name="P5"><text:tab/>- <text:span text:style-name="T9">löydettyjen häiriöiden määrä</text:span></text:p>
      <text:p text:style-name="P5"/>
      <text:p text:style-name="P5">c) <text:tab/>- <text:span text:style-name="T10">suorituskyky</text:span></text:p>
      <text:p text:style-name="P5"><text:tab/>- <text:span text:style-name="T10">käytettävyys</text:span></text:p>
      <text:p text:style-name="P5"><text:tab/>- <text:span text:style-name="T10">turvallisuus</text:span></text:p>
      <text:p text:style-name="P5"><text:tab/>- <text:span text:style-name="T10">luotettavuus</text:span></text:p>
      <text:p text:style-name="P5"><text:tab/>- <text:span text:style-name="T10">helppokäyttöisyys</text:span></text:p>
      <text:p text:style-name="P5"><text:tab/>- <text:span text:style-name="T10">testattavuus</text:span></text:p>
      <text:p text:style-name="P5"><text:tab/>- <text:span text:style-name="T10">tehokkuus</text:span></text:p>
      <text:p text:style-name="P5"><text:tab/>- <text:span text:style-name="T10">saatavuus</text:span></text:p>
      <text:p text:style-name="P5"/>
      <text:p text:style-name="P6">5.</text:p>
      <text:p text:style-name="P6"/>
      <text:p text:style-name="P7">a) <text:span text:style-name="T11">He auttoivat tiimejään ja välittivät tietoja asiakkaalta, jotta saatiin tarvittavat selvennykset perille. Näin oltiin hyvissä ajoin perillä siitä, mitä asiakas ominaisuudelta haluaa.</text:span></text:p>
      <text:p text:style-name="P8">b) <text:span text:style-name="T13">Saatiin pidettyä asiakas hyvin ajan tasalla ja perillä siitä mitä osia on toteutettu, mitä on testattu ja mitä ongelmia on tullut vastaan. Näin ollen asiakas pystyi hyvin antamaan palautetta pitkin projektia. Asiakkaan oli myös helpompi toteuttaa omia hyväksyntä testejään, testaukseen saatiin yleisesti läpinäkyvyyttä ja asiakkaan osallistuminen oli jopa aiemmin kaavailtua suurempi.</text:span></text:p>
      <text:p text:style-name="P7">c) <text:span text:style-name="T12">Niillä haluttiin varmistaa, että user storyn testauksen tai toteutuksen vaatimat toiset user storyt toteutettaisiin ensin. Niitä käytettiin myös raportointiin ja tiimien väliseen kommunikaatioon.</text:span></text:p>
      <text:p text:style-name="P7"/>
      <text:p text:style-name="P7">6.</text:p>
      <text:p text:style-name="P7"/>
      <text:p text:style-name="P7">a) <text:span text:style-name="T14">Sprinttien aikana tehtävässä järjestelmätestauksessa ei aina ollut kaikki komponentit vielä mukana, koska ne eivät olleet valmiita. Projektin lopuksi suoritetussa järjestelmätestauksessa aiemmin käytetyt stubit voitiin korvata oikeilla järjestelmän osilla. Saatiin myös testattua kriittisin toiminnallisuus ja jokaisen sprintin pääkohdat uudelleen.</text:span></text:p>
      <text:p text:style-name="P7">b) <text:span text:style-name="T15">Testien suunnittelu ja raportointi sisällytettiin taskeihin, joista projektin seurantatyökalu jo piti kirjaa. Tämän lisäksi raporttien esittely asiakkaalle automatisoiti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o Kortström</meta:initial-creator>
    <meta:creation-date>2016-03-23T17:17:42.784729124</meta:creation-date>
    <dc:date>2016-03-23T23:25:44.441988855</dc:date>
    <dc:creator>Niko Kortström</dc:creator>
    <meta:editing-duration>PT5H52M4S</meta:editing-duration>
    <meta:editing-cycles>38</meta:editing-cycles>
    <meta:generator>LibreOffice/4.2.8.2$Linux_X86_64 LibreOffice_project/420m0$Build-2</meta:generator>
    <meta:document-statistic meta:table-count="1" meta:image-count="0" meta:object-count="0" meta:page-count="2" meta:paragraph-count="65" meta:word-count="419" meta:character-count="2953" meta:non-whitespace-character-count="2574"/>
  </office:meta>
</office:document-meta>
</file>